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language="zxx" fo:country="none" officeooo:rsid="0024161c" officeooo:paragraph-rsid="0024161c" style:font-size-asian="20pt" style:language-asian="zxx" style:country-asian="none" style:font-size-complex="20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paragraph-rsid="0026a3cc" style:font-size-asian="16pt" style:font-size-complex="16pt"/>
    </style:style>
    <style:style style:name="P3" style:family="paragraph" style:parent-style-name="Standard">
      <style:text-properties style:font-name="Liberation Sans" fo:language="zxx" fo:country="none" officeooo:rsid="0024161c" officeooo:paragraph-rsid="0024161c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language="zxx" fo:country="none" officeooo:rsid="00254762" officeooo:paragraph-rsid="00254762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zxx" fo:country="none" officeooo:rsid="001386d7" officeooo:paragraph-rsid="001386d7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zxx" fo:country="none" officeooo:rsid="001386d7" officeooo:paragraph-rsid="0026a3cc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language="zxx" fo:country="none" officeooo:rsid="001657d3" officeooo:paragraph-rsid="001657d3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language="zxx" fo:country="none" officeooo:rsid="002b713c" officeooo:paragraph-rsid="002b713c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language="zxx" fo:country="none" style:text-underline-style="none" officeooo:rsid="001386d7" officeooo:paragraph-rsid="001f84c3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language="zxx" fo:country="none" style:text-underline-style="none" officeooo:rsid="001386d7" officeooo:paragraph-rsid="0026a3cc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language="zxx" fo:country="none" style:text-underline-style="none" officeooo:rsid="001f84c3" officeooo:paragraph-rsid="001f84c3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language="zxx" fo:country="none" style:text-underline-style="none" officeooo:rsid="0014e8ae" officeooo:paragraph-rsid="0014e8ae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language="zxx" fo:country="none" style:text-underline-style="none" officeooo:rsid="0014e8ae" officeooo:paragraph-rsid="0026a3cc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language="zxx" fo:country="none" style:text-underline-style="none" officeooo:rsid="0017a161" officeooo:paragraph-rsid="0017a161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language="zxx" fo:country="none" style:text-underline-style="none" officeooo:rsid="0017a161" officeooo:paragraph-rsid="00204083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language="zxx" fo:country="none" style:text-underline-style="none" officeooo:rsid="001657d3" officeooo:paragraph-rsid="001657d3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ans" fo:language="zxx" fo:country="none" style:text-underline-style="none" officeooo:rsid="0013eda3" officeooo:paragraph-rsid="0013eda3" style:language-asian="zxx" style:country-asian="none" style:language-complex="zxx" style:country-complex="none"/>
    </style:style>
    <style:style style:name="P18" style:family="paragraph" style:parent-style-name="Standard">
      <style:text-properties style:font-name="Liberation Sans" fo:language="zxx" fo:country="none" style:text-underline-style="none" officeooo:rsid="0013eda3" officeooo:paragraph-rsid="0026a3cc" style:language-asian="zxx" style:country-asian="none" style:language-complex="zxx" style:country-complex="none"/>
    </style:style>
    <style:style style:name="P19" style:family="paragraph" style:parent-style-name="Standard">
      <style:text-properties style:font-name="Liberation Sans" fo:language="zxx" fo:country="none" style:text-underline-style="none" officeooo:rsid="0017ab9a" officeooo:paragraph-rsid="0017ab9a" style:language-asian="zxx" style:country-asian="none" style:language-complex="zxx" style:country-complex="none"/>
    </style:style>
    <style:style style:name="P20" style:family="paragraph" style:parent-style-name="Standard">
      <style:text-properties style:font-name="Liberation Sans" fo:language="zxx" fo:country="none" style:text-underline-style="none" officeooo:rsid="002b713c" officeooo:paragraph-rsid="002b713c" style:language-asian="zxx" style:country-asian="none" style:language-complex="zxx" style:country-complex="none"/>
    </style:style>
    <style:style style:name="P21" style:family="paragraph" style:parent-style-name="Standard">
      <style:text-properties style:font-name="Liberation Sans" fo:language="zxx" fo:country="none" style:text-underline-style="none" officeooo:rsid="002ca2f5" officeooo:paragraph-rsid="002ca2f5" style:language-asian="zxx" style:country-asian="none" style:language-complex="zxx" style:country-complex="none"/>
    </style:style>
    <style:style style:name="P22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386d7" officeooo:paragraph-rsid="001657d3" style:language-asian="zxx" style:country-asian="none" style:language-complex="zxx" style:country-complex="none"/>
    </style:style>
    <style:style style:name="P23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386d7" officeooo:paragraph-rsid="0026a3cc" style:language-asian="zxx" style:country-asian="none" style:language-complex="zxx" style:country-complex="none"/>
    </style:style>
    <style:style style:name="P24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7a161" officeooo:paragraph-rsid="0013eda3" style:language-asian="zxx" style:country-asian="none" style:language-complex="zxx" style:country-complex="none"/>
    </style:style>
    <style:style style:name="P25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3eda3" officeooo:paragraph-rsid="0013eda3" style:language-asian="zxx" style:country-asian="none" style:language-complex="zxx" style:country-complex="none"/>
    </style:style>
    <style:style style:name="P26" style:family="paragraph" style:parent-style-name="Standard">
      <style:text-properties style:font-name="Liberation Sans" fo:language="zxx" fo:country="none" style:text-underline-style="solid" style:text-underline-width="auto" style:text-underline-color="font-color" officeooo:rsid="0014e8ae" officeooo:paragraph-rsid="0026a3cc" style:language-asian="zxx" style:country-asian="none" style:language-complex="zxx" style:country-complex="none"/>
    </style:style>
    <style:style style:name="P27" style:family="paragraph" style:parent-style-name="Standard">
      <style:text-properties style:font-name="Liberation Sans" fo:language="zxx" fo:country="none" fo:font-style="normal" style:text-underline-style="none" officeooo:rsid="0017a161" officeooo:paragraph-rsid="00204083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Standard">
      <style:text-properties style:font-name="Liberation Sans" fo:language="zxx" fo:country="none" fo:font-style="normal" style:text-underline-style="none" officeooo:rsid="0017a161" officeooo:paragraph-rsid="0017a161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Standard">
      <style:text-properties style:font-name="Liberation Sans" fo:language="zxx" fo:country="none" fo:font-style="normal" style:text-underline-style="none" officeooo:rsid="0013eda3" officeooo:paragraph-rsid="00204083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Standard">
      <style:text-properties style:font-name="Liberation Sans" fo:language="zxx" fo:country="none" fo:font-style="normal" style:text-underline-style="none" officeooo:rsid="00192217" officeooo:paragraph-rsid="00204083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Standard">
      <style:text-properties style:font-name="Liberation Sans" fo:language="zxx" fo:country="none" fo:font-style="normal" style:text-underline-style="none" officeooo:rsid="00192217" officeooo:paragraph-rsid="00192217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Standard">
      <style:text-properties style:font-name="Liberation Sans" fo:language="zxx" fo:country="none" fo:font-style="normal" style:text-underline-style="none" officeooo:rsid="0014e8ae" officeooo:paragraph-rsid="00204083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Standard">
      <style:text-properties style:font-name="Liberation Sans" fo:language="zxx" fo:country="none" fo:font-style="normal" style:text-underline-style="none" officeooo:rsid="0014e8ae" officeooo:paragraph-rsid="0026a3cc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Standard">
      <style:text-properties style:font-name="Liberation Sans" fo:language="zxx" fo:country="none" fo:font-style="normal" style:text-underline-style="solid" style:text-underline-width="auto" style:text-underline-color="font-color" officeooo:rsid="0013eda3" officeooo:paragraph-rsid="00204083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Standard">
      <style:text-properties style:font-name="Liberation Sans" fo:language="zxx" fo:country="none" fo:font-style="normal" style:text-underline-style="solid" style:text-underline-width="auto" style:text-underline-color="font-color" officeooo:rsid="0013eda3" officeooo:paragraph-rsid="0013eda3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Standard">
      <style:text-properties style:font-name="Liberation Sans" fo:language="zxx" fo:country="none" fo:font-style="normal" style:text-underline-style="solid" style:text-underline-width="auto" style:text-underline-color="font-color" officeooo:rsid="0013eda3" officeooo:paragraph-rsid="0026a3cc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Title">
      <style:text-properties style:font-name="Liberation Sans"/>
    </style:style>
    <style:style style:name="P38" style:family="paragraph" style:parent-style-name="Standard">
      <style:text-properties style:font-name="Liberation Sans"/>
    </style:style>
    <style:style style:name="P39" style:family="paragraph" style:parent-style-name="Text_20_body">
      <style:text-properties officeooo:rsid="002e1a9b" officeooo:paragraph-rsid="002e1a9b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Heading_20_1">
      <style:text-properties style:font-name="Liberation Sans"/>
    </style:style>
    <style:style style:name="P42" style:family="paragraph" style:parent-style-name="Heading_20_1">
      <style:text-properties officeooo:rsid="002e1a9b" officeooo:paragraph-rsid="002e1a9b"/>
    </style:style>
    <style:style style:name="P43" style:family="paragraph" style:parent-style-name="Standard" style:list-style-name="L1">
      <style:text-properties style:font-name="Liberation Sans" fo:language="zxx" fo:country="none" officeooo:rsid="00254762" officeooo:paragraph-rsid="00254762" style:language-asian="zxx" style:country-asian="none" style:language-complex="zxx" style:country-complex="none"/>
    </style:style>
    <style:style style:name="P44" style:family="paragraph" style:parent-style-name="Standard" style:list-style-name="L1">
      <style:text-properties style:font-name="Liberation Sans" fo:language="zxx" fo:country="none" officeooo:rsid="001386d7" officeooo:paragraph-rsid="00254762" style:language-asian="zxx" style:country-asian="none" style:language-complex="zxx" style:country-complex="none"/>
    </style:style>
    <style:style style:name="P45" style:family="paragraph" style:parent-style-name="Standard" style:list-style-name="L1">
      <style:text-properties style:font-name="Liberation Sans" fo:language="zxx" fo:country="none" officeooo:rsid="0026a3cc" officeooo:paragraph-rsid="0026a3cc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5f49"/>
    </style:style>
    <style:style style:name="T3" style:family="text">
      <style:text-properties style:text-underline-style="solid" style:text-underline-width="auto" style:text-underline-color="font-color" officeooo:rsid="002b713c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657d3"/>
    </style:style>
    <style:style style:name="T6" style:family="text">
      <style:text-properties style:text-underline-style="none" officeooo:rsid="001f84c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14e8ae"/>
    </style:style>
    <style:style style:name="T10" style:family="text">
      <style:text-properties officeooo:rsid="0017a161"/>
    </style:style>
    <style:style style:name="T11" style:family="text">
      <style:text-properties officeooo:rsid="0017ab9a"/>
    </style:style>
    <style:style style:name="T12" style:family="text">
      <style:text-properties officeooo:rsid="001f84c3"/>
    </style:style>
    <style:style style:name="T13" style:family="text">
      <style:text-properties fo:language="zxx" fo:country="none" officeooo:rsid="0024161c" style:language-asian="zxx" style:country-asian="none" style:language-complex="zxx" style:country-complex="none"/>
    </style:style>
    <style:style style:name="T14" style:family="text">
      <style:text-properties fo:language="zxx" fo:country="none" officeooo:rsid="0026a3cc" style:language-asian="zxx" style:country-asian="none" style:language-complex="zxx" style:country-complex="none"/>
    </style:style>
    <style:style style:name="T15" style:family="text">
      <style:text-properties officeooo:rsid="001c5f49"/>
    </style:style>
    <style:style style:name="T16" style:family="text">
      <style:text-properties officeooo:rsid="0013eda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eda3" style:font-weight-asian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/>
    </style:style>
    <style:style style:name="T20" style:family="text">
      <style:text-properties officeooo:rsid="00254762"/>
    </style:style>
    <style:style style:name="T21" style:family="text">
      <style:text-properties officeooo:rsid="001386d7"/>
    </style:style>
    <style:style style:name="T22" style:family="text">
      <style:text-properties officeooo:rsid="00287a47"/>
    </style:style>
    <style:style style:name="T23" style:family="text">
      <style:text-properties officeooo:rsid="002b713c"/>
    </style:style>
    <style:style style:name="T24" style:family="text">
      <style:text-properties officeooo:rsid="002ca2f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OMP 3005 Final Project</text:p>
      <text:p text:style-name="P1">Book Store Application</text:p>
      <text:p text:style-name="P1">December 19, 2021</text:p>
      <text:p text:style-name="P2"><text:span text:style-name="T13">Emma Chadwick (</text:span><text:span text:style-name="T19">100993911</text:span><text:span text:style-name="T13">) </text:span><text:span text:style-name="T14">+ </text:span><text:span text:style-name="T13"><text:s/>Clark Bains (101149052) </text:span></text:p>
      <text:p text:style-name="P3"/>
      <text:h text:style-name="P41" text:outline-level="1">2.1 – Conceptual Design</text:h>
      <text:p text:style-name="P4">Below are some assumptions we made during the design phase, and the ER diagram we generated based off of them</text:p>
      <text:list xml:id="list2312030771" text:style-name="L1">
        <text:list-item>
          <text:p text:style-name="P43">Billing</text:p>
          <text:list>
            <text:list-item>
              <text:p text:style-name="P44">Billing info cannot be deleted/edited, </text:p>
            </text:list-item>
            <text:list-item>
              <text:p text:style-name="P44"><text:span text:style-name="T20">Billing info</text:span> must belong to a user.</text:p>
            </text:list-item>
          </text:list>
        </text:list-item>
        <text:list-item>
          <text:p text:style-name="P43">Users</text:p>
          <text:list>
            <text:list-item>
              <text:p text:style-name="P44">Users must have unique usernames, as they login with this</text:p>
            </text:list-item>
            <text:list-item>
              <text:p text:style-name="P44">A user can have multiple addresses</text:p>
            </text:list-item>
            <text:list-item>
              <text:p text:style-name="P43">A user <text:span text:style-name="T21">can have multiple orders</text:span></text:p>
            </text:list-item>
            <text:list-item>
              <text:p text:style-name="P45">A user can only be an admin or a user. There are no finer grained access controls</text:p>
            </text:list-item>
          </text:list>
        </text:list-item>
        <text:list-item>
          <text:p text:style-name="P43">Addresses</text:p>
          <text:list>
            <text:list-item>
              <text:p text:style-name="P43">Two different copies of the same address can exist (2 users who live together)</text:p>
            </text:list-item>
            <text:list-item>
              <text:p text:style-name="P44">Address could be shared between Publisher and Users, so if publishers are ordering books, they can be shipped to the current address of a user.</text:p>
            </text:list-item>
          </text:list>
        </text:list-item>
        <text:list-item>
          <text:p text:style-name="P43">Orders</text:p>
          <text:list>
            <text:list-item>
              <text:p text:style-name="P43">A "Order" is only the kind of order that a user makes, not the store ordering more books from the Publisher</text:p>
            </text:list-item>
            <text:list-item>
              <text:p text:style-name="P44">Order can have 1 quantity of a specific item. So maybe 4 x book1 and 3 x book2, but not 2 x book1 and 3 x book1 and 3 x book2</text:p>
            </text:list-item>
            <text:list-item>
              <text:p text:style-name="P44">Tracking <text:span text:style-name="T20">state (like location)</text:span> is not stored. In the real world this would be delagated to the third part carrier, <text:span text:style-name="T20">and the retailer would only keep a carrier and tracking number</text:span></text:p>
            </text:list-item>
          </text:list>
        </text:list-item>
        <text:list-item>
          <text:p text:style-name="P43">Books</text:p>
          <text:list>
            <text:list-item>
              <text:p text:style-name="P44">Books always have an isbn, that is an integer</text:p>
            </text:list-item>
            <text:list-item>
              <text:p text:style-name="P44">Books can only have one publisher</text:p>
            </text:list-item>
            <text:list-item>
              <text:p text:style-name="P44">Books can have 0 to multiple authors (anonymously published) and genres</text:p>
            </text:list-item>
            <text:list-item>
              <text:p text:style-name="P44">Deleted books are only ever marked as unavailable. This allows valid reports to be generated</text:p>
            </text:list-item>
            <text:list-item>
              <text:p text:style-name="P43">Books can be repriced without retroactively changing order data</text:p>
            </text:list-item>
          </text:list>
        </text:list-item>
        <text:list-item>
          <text:p text:style-name="P43">Genres</text:p>
          <text:list>
            <text:list-item>
              <text:p text:style-name="P43">Whole genres can be deleted (and all books will update) (for example, if a genre becomes no longer socially acceptable)</text:p>
            </text:list-item>
            <text:list-item>
              <text:p text:style-name="P43">Genres do not need to have a book that includes them.</text:p>
            </text:list-item>
          </text:list>
        </text:list-item>
        <text:list-item>
          <text:p text:style-name="P43">Authors</text:p>
          <text:list>
            <text:list-item>
              <text:p text:style-name="P43">Two authors with the same name can be treated the same, there is no additional information for an author</text:p>
            </text:list-item>
            <text:list-item>
              <text:p text:style-name="P44"><text:soft-page-break/>Authors do not need to have a book that includes them. (application has search functionality for both, so imagine importing a large list, to make searching easier when adding books.)</text:p>
            </text:list-item>
          </text:list>
        </text:list-item>
        <text:list-item>
          <text:p text:style-name="P43">Publisher</text:p>
          <text:list>
            <text:list-item>
              <text:p text:style-name="P44"><text:span text:style-name="T20">P</text:span>ublisher orders can only be for one book at once.</text:p>
            </text:list-item>
            <text:list-item>
              <text:p text:style-name="P43">Publishers can only have one bank account</text:p>
            </text:list-item>
            <text:list-item>
              <text:p text:style-name="P44">Publisher orders are not fufilled automatically (This is more realistic)</text:p>
            </text:list-item>
            <text:list-item>
              <text:p text:style-name="P44">Publisher orders may not all be recieved at once (but always are in this system)</text:p>
            </text:list-item>
            <text:list-item>
              <text:p text:style-name="P44">In addition to royalty, there is a purchase price that must be paid to the publisher every time a new order is made</text:p>
            </text:list-item>
          </text:list>
        </text:list-item>
        <text:list-item>
          <text:p text:style-name="P43">Other</text:p>
          <text:list>
            <text:list-item>
              <text:p text:style-name="P44">The min inventory for a book is a static constant throughout the system, not made to be easily changed through the application itself</text:p>
            </text:list-item>
            <text:list-item>
              <text:p text:style-name="P43">Carts do not need to be stored server-side</text:p>
            </text:list-item>
            <text:list-item>
              <text:p text:style-name="P43">Sensitive Information (CC numbers, passwords) can be stored in plain-text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Implementation:</text:p>
      <text:p text:style-name="P5">The API is an express based HTTP API that communicates with a sqlite database using a pool of conenctions for better concurency. It includes a preseeded database, to help get up and running quicker.</text:p>
      <text:p text:style-name="P5"/>
      <text:p text:style-name="P5">Flaws:</text:p>
      <text:p text:style-name="P5">This project is not witthout its flaws. In retrospect, it would have been a cleaner design to not reuse address for both publishers and users, as it creates weird relations.</text:p>
      <text:p text:style-name="P5"/>
      <text:p text:style-name="P5">The API portion is not hardered against attacks, all it does basic checking to ensure all attributes are included, and checks that users have a session, but it has no authorization. For example, a user can do any operation for any user (including fetching billing info). In addition, passwords are stored in plaintext in the database, which is terrible for security.</text:p>
      <text:p text:style-name="P5"/>
      <text:h text:style-name="Heading_20_1" text:outline-level="1">2.2 – Reduction to Relation Schemas</text:h>
      <text:p text:style-name="P38">Many sets require an id to nicely identify them to the user when editing. For example, if editing a Billing_info entry, to uniquely identify it, you need all attributes, which would typically lead to frontend urls such as /ui/billing/edit?card_number=XXXXXXXXXXXX&amp;ccv=XXX&amp;exp_month=XX&amp;e<text:span text:style-name="T23">x</text:span>p_year=XX. <text:span text:style-name="T23">This is even worse for addresses, so for relations where we want to allow editing, we have to add a id. This is not done for the sole purpose of making normalization easier byy almost always having a superkey.</text:span></text:p>
      <text:p text:style-name="P38"/>
      <text:p text:style-name="P6">Billing_info(<text:span text:style-name="T3">u</text:span><text:span text:style-name="T1">serid,</text:span><text:span text:style-name="T4"> </text:span><text:span text:style-name="T1">card_number</text:span>, <text:span text:style-name="T1">ccv</text:span>, <text:span text:style-name="T1">exp_month</text:span>, <text:span text:style-name="T1">exp_</text:span><text:span text:style-name="T2">year</text:span>)</text:p>
      <text:p text:style-name="P8">Is a weak entity set, so it needs userid. </text:p>
      <text:p text:style-name="P6"/>
      <text:p text:style-name="P6"><text:span text:style-name="T22">U</text:span>ser<text:span text:style-name="T12">s</text:span>(<text:span text:style-name="T1">userid,</text:span><text:span text:style-name="T4"> username</text:span><text:span text:style-name="T1">,</text:span><text:span text:style-name="T4"> password, email, phone, admin)</text:span></text:p>
      <text:p text:style-name="P10"/>
      <text:p text:style-name="P13"><text:soft-page-break/>User_Address(<text:span text:style-name="T1">userid, addressid)</text:span></text:p>
      <text:p text:style-name="P21">Need this relation so that publishers can also use a given address</text:p>
      <text:p text:style-name="P26"/>
      <text:p text:style-name="P13">Address(<text:span text:style-name="T1">addressid,</text:span> co<text:span text:style-name="T10">u</text:span>ntry, province, code, street_number, street)</text:p>
      <text:p text:style-name="P13"/>
      <text:p text:style-name="P6"><text:span text:style-name="T4">Orders(</text:span><text:span text:style-name="T1">orderid,</text:span><text:span text:style-name="T4"> </text:span><text:span text:style-name="T6">userid, </text:span><text:span text:style-name="T4">tracking_number, carrier, date, </text:span><text:span text:style-name="T5">price, </text:span><text:span text:style-name="T6">royalties</text:span><text:span text:style-name="T4">)</text:span></text:p>
      <text:p text:style-name="P20">Total Participation with inventory, so it can be integrated into this relation.</text:p>
      <text:p text:style-name="P20"/>
      <text:p text:style-name="P6"><text:span text:style-name="T4">OrderIterms(</text:span><text:span text:style-name="T1">orderid,</text:span><text:span text:style-name="T4"> </text:span><text:span text:style-name="T1">isbn, </text:span><text:span text:style-name="T5">quantity</text:span><text:span text:style-name="T1">)</text:span></text:p>
      <text:p text:style-name="P23"/>
      <text:p text:style-name="P18">Book<text:span text:style-name="T12">s</text:span>(<text:span text:style-name="T1">isbn,</text:span> title, papges, sale_price, purchase_price, coverURL, available, <text:span text:style-name="T11">quantity, </text:span><text:span text:style-name="T12">royalty, publisherid, </text:span><text:span text:style-name="T22">royalty</text:span><text:span text:style-name="T12"> </text:span>)</text:p>
      <text:p text:style-name="P18"/>
      <text:p text:style-name="P18">Publisher(<text:span text:style-name="T1">publisherid,</text:span> <text:span text:style-name="T24">addressid, </text:span>name, email, phone, <text:span text:style-name="T9">addressid, </text:span><text:span text:style-name="T11">branch_transit, financial_institution, account_number</text:span>)</text:p>
      <text:p text:style-name="P18"/>
      <text:p text:style-name="P18">Genre<text:span text:style-name="T12">s</text:span>(<text:span text:style-name="T1">genreid,</text:span> name)</text:p>
      <text:p text:style-name="P18"/>
      <text:p text:style-name="P18">Author<text:span text:style-name="T12">s</text:span>(<text:span text:style-name="T1">authorid,</text:span> name)</text:p>
      <text:p text:style-name="P18"/>
      <text:p text:style-name="P18">Book_genre(<text:span text:style-name="T8">isbn, genreid)</text:span></text:p>
      <text:p text:style-name="P36"/>
      <text:p text:style-name="P18"><text:span text:style-name="T7">Book_author</text:span><text:span text:style-name="T8">(isbn, authorid)</text:span></text:p>
      <text:p text:style-name="P36"/>
      <text:p text:style-name="P13"><text:span text:style-name="T7">Publisher_orders(</text:span><text:span text:style-name="T8">pub_orderid,</text:span><text:span text:style-name="T7"> isbn, publisherid, date, quantity, recieved, price)</text:span></text:p>
      <text:p text:style-name="P33"/>
      <text:h text:style-name="Heading_20_1" text:outline-level="1">2.3 – Normalization - <text:span text:style-name="T24">TODO</text:span></text:h>
      <text:p text:style-name="P5"/>
      <text:p text:style-name="P5">Billing_info(<text:span text:style-name="T1">userid,</text:span><text:span text:style-name="T4"> </text:span><text:span text:style-name="T1">card_number</text:span>, <text:span text:style-name="T1">ccv</text:span>, <text:span text:style-name="T1">exp_month</text:span>, <text:span text:style-name="T1">exp_</text:span><text:span text:style-name="T2">year</text:span>)</text:p>
      <text:p text:style-name="P9">userid, card_number, ccv, exp_month, exp_<text:span text:style-name="T15">year-&gt; </text:span>userid, card_number, ccv, exp_month, exp_<text:span text:style-name="T15">year</text:span></text:p>
      <text:p text:style-name="P7"/>
      <text:p text:style-name="P5">User<text:span text:style-name="T12">s</text:span>(<text:span text:style-name="T1">userid,</text:span><text:span text:style-name="T4"> username</text:span><text:span text:style-name="T1">,</text:span><text:span text:style-name="T4"> password, email, phone, admin)</text:span></text:p>
      <text:p text:style-name="P11">userid-&gt;username, password, email, phone, admin</text:p>
      <text:p text:style-name="P22"/>
      <text:p text:style-name="P12"/>
      <text:p text:style-name="P12">User_Address(<text:span text:style-name="T1">userid, addressid)</text:span></text:p>
      <text:p text:style-name="P11">userid, addressid -&gt; userid, addressid</text:p>
      <text:p text:style-name="P11"/>
      <text:p text:style-name="P12">Address(<text:span text:style-name="T1">addressid,</text:span> co<text:span text:style-name="T10">u</text:span>ntry, province, code, street_number, street)</text:p>
      <text:p text:style-name="P11">addressid-&gt;country, province, code, street_number, street</text:p>
      <text:p text:style-name="P14">code -&gt; province, <text:span text:style-name="T12">city</text:span></text:p>
      <text:p text:style-name="P14"/>
      <text:p text:style-name="P5"><text:span text:style-name="T4">Orders(</text:span><text:span text:style-name="T1">orderid,</text:span><text:span text:style-name="T4"> </text:span><text:span text:style-name="T6">userid, </text:span><text:span text:style-name="T4">tracking_number, carrier, date, </text:span><text:span text:style-name="T5">price, </text:span><text:span text:style-name="T6">royalties</text:span><text:span text:style-name="T4">)</text:span></text:p>
      <text:p text:style-name="P14">tracking_number -&gt; carrier</text:p>
      <text:p text:style-name="P11">orderid-&gt;userid, tracking_number, carrier, date, price, royalties</text:p>
      <text:p text:style-name="P16"/>
      <text:p text:style-name="P16"><text:soft-page-break/></text:p>
      <text:p text:style-name="P5"><text:span text:style-name="T4">OrderIterms(</text:span><text:span text:style-name="T1">orderid,</text:span><text:span text:style-name="T4"> </text:span><text:span text:style-name="T1">isbn, </text:span><text:span text:style-name="T5">quantity</text:span><text:span text:style-name="T1">)</text:span></text:p>
      <text:p text:style-name="P14">orderid, isbn -&gt; quantity</text:p>
      <text:p text:style-name="P17"/>
      <text:p text:style-name="P17">Book<text:span text:style-name="T12">s</text:span>(<text:span text:style-name="T1">isbn,</text:span> title, papges, sale_price, purchase_price, coverURL, available, <text:span text:style-name="T11">quantity, </text:span><text:span text:style-name="T12">royalty, publisherid </text:span>)</text:p>
      <text:p text:style-name="P15">isbn-&gt; <text:span text:style-name="T16">title, papges, sale_price, purchase_price, coverURL, available, </text:span><text:span text:style-name="T11">quantity, </text:span><text:span text:style-name="T12">royalty, publisherid</text:span></text:p>
      <text:p text:style-name="P24"/>
      <text:p text:style-name="P25"/>
      <text:p text:style-name="P17">Publisher(<text:span text:style-name="T1">publisherid,</text:span> name, email, phone, <text:span text:style-name="T9">addressid, </text:span><text:span text:style-name="T11">branch_transit, financial_institution, account_number</text:span>)</text:p>
      <text:p text:style-name="P27">publisherid -&gt; <text:s/><text:span text:style-name="T16">name, email, phone, </text:span><text:span text:style-name="T9">addressid, </text:span><text:span text:style-name="T11">branch_transit, financial_institution, account_number</text:span></text:p>
      <text:p text:style-name="P28"/>
      <text:p text:style-name="P28"/>
      <text:p text:style-name="P17">Genre<text:span text:style-name="T12">s</text:span>(<text:span text:style-name="T1">genreid,</text:span> name)</text:p>
      <text:p text:style-name="P19">genreid-&gt;name</text:p>
      <text:p text:style-name="P19"/>
      <text:p text:style-name="P17">Author<text:span text:style-name="T12">s</text:span>(<text:span text:style-name="T1">authorid,</text:span> name)</text:p>
      <text:p text:style-name="P19">authorid-&gt;name</text:p>
      <text:p text:style-name="P19"/>
      <text:p text:style-name="P17">Book_genre(<text:span text:style-name="T8">isbn, genreid)</text:span></text:p>
      <text:p text:style-name="P29">isbn, genreid-&gt; isbn, genreid</text:p>
      <text:p text:style-name="P34"/>
      <text:p text:style-name="P17"><text:span text:style-name="T7">Book_author</text:span><text:span text:style-name="T8">(isbn, authorid)</text:span></text:p>
      <text:p text:style-name="P29">isbn, authorid-&gt; isbn, authorid</text:p>
      <text:p text:style-name="P17"/>
      <text:p text:style-name="P17">Book_publisher<text:span text:style-name="T1">(</text:span><text:span text:style-name="T8">isbn, </text:span><text:span text:style-name="T7">publisherid, royalty</text:span><text:span text:style-name="T8">)</text:span></text:p>
      <text:p text:style-name="P30">isbn-&gt;<text:span text:style-name="T17"> </text:span><text:span text:style-name="T18">publisherid, royalty</text:span></text:p>
      <text:p text:style-name="P31"/>
      <text:p text:style-name="P12"><text:span text:style-name="T7">Publisher_orders(</text:span><text:span text:style-name="T8">pub_orderid,</text:span><text:span text:style-name="T7"> isbn, publisherid, date, quantity, recieved, price)</text:span></text:p>
      <text:p text:style-name="P32">pub_orderid-&gt; isbn, publisherid, date, quantity, recieved, price</text:p>
      <text:p text:style-name="P35"/>
      <text:h text:style-name="Heading_20_1" text:outline-level="1">2.4 – <text:span text:style-name="T24">Database Schema Diagram – TODO</text:span></text:h>
      <text:p text:style-name="Text_20_body"/>
      <text:h text:style-name="P42" text:outline-level="1">2.5 – Implementation</text:h>
      <text:h text:style-name="Heading_20_2" text:outline-level="2">Backend</text:h>
      <text:p text:style-name="P39">The backend is a nodejs server paired with a better-sqlite3-pool libaray. With the event loop architecture of nodejs, this allows for a fairly responsive application, that can process multiple requests concurently.</text:p>
      <text:p text:style-name="P39"/>
      <text:p text:style-name="P39"><text:soft-page-break/>It uses the callback architecture so often found in javascript projects to effectively process data, for example, the pagination, where a utility accepts two functions, getData(limitStr) and getCount(), to generate a new function, that when called with information from the http request, allows it to construct, execute and return data in the form of a paginated response easily.</text:p>
      <text:p text:style-name="P39"/>
      <text:h text:style-name="Heading_20_2" text:outline-level="2">Frontend</text:h>
      <text:p text:style-name="Text_20_body"/>
      <text:h text:style-name="Heading_20_1" text:outline-level="1">2.6 – Bonus Features</text:h>
      <text:h text:style-name="Heading_20_2" text:outline-level="2">Docker</text:h>
      <text:h text:style-name="Heading_20_2" text:outline-level="2">Continuous Delivery</text:h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0:04:32.977595345</meta:creation-date>
    <dc:date>2021-12-19T20:19:35.525237878</dc:date>
    <meta:editing-duration>PT11H3M15S</meta:editing-duration>
    <meta:editing-cycles>13</meta:editing-cycles>
    <meta:generator>LibreOffice/7.2.3.2$Linux_X86_64 LibreOffice_project/20$Build-2</meta:generator>
    <meta:document-statistic meta:table-count="0" meta:image-count="0" meta:object-count="0" meta:page-count="5" meta:paragraph-count="106" meta:word-count="1058" meta:character-count="7078" meta:non-whitespace-character-count="6151"/>
  </office:meta>
</office:document-meta>
</file>